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ize="12pt" style:font-size-asian="12pt" style:font-size-complex="12pt"/>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Project – Individual Report 1</text:p>
      <text:p text:style-name="P7"/>
      <text:p text:style-name="P3">s0803284 – Daria Kuznetsova</text:p>
      <text:p text:style-name="P3">Group 12 – ‘Robot Unicorn Defenders’ - Robot Construction</text:p>
      <text:p text:style-name="P3"/>
      <text:section text:style-name="Sect1" text:name="Section1">
        <text:p text:style-name="P8">I. Communication and Group Organisation</text:p>
        <text:p text:style-name="P4"><text:tab/></text:p>
        <text:p text:style-name="P5"><text:tab/>In the very first stages of the System Design Project, defining the group structure and establishing channels of communication are key considerations. As not everyone assigned to Group 12 had made an appearance at the first SDP meeting on 12/01/11, a mailing list was immediately set up by the group mentor to contact the absentees. This mailing list, however, quickly proved to be somewhat unreliable, and a private, hidden facebook group was created within the next 24 hours, to be used as a primary means of communication. Soon after, a wiki was set up on Google Sites to be kept up to date by all the team members, enabling everyone to keep track of the group's progress as a whole. This website is comprised of individual logs for all the team members, logs for the three team subgroups (discussed below), a section for uploading relevant files and a news feed where, amongst other things, the minutes of all whole-group meetings are posted. All relevant documents and code are also uploaded to an SVN repository.</text:p>
        <text:p text:style-name="P5"><text:tab/>In the first of our group meetings, it was decided that the optimal way for us to work would be splitting the main group up into three sub-groups, each dealing with a different aspect of the project. These sub-groups would be as follows: Robot Construction, Vision, and Behaviour and Movement. The three sub-groups would be free to organise their own meetings, with the whole group coming together several times a week for 'integration checkpoints' to keep everyone up to date with overall group progress. </text:p>
        <text:p text:style-name="P2"/>
        <text:p text:style-name="P8">II. Robot Design and Construction</text:p>
        <text:p text:style-name="P1"/>
        <text:p text:style-name="P2"><text:tab/><text:span text:style-name="T1">The design and construction of the robot (humorously dubbed 'Roboto' after the Brazilian football player Roberto Carlos) <text:s/>underwent several iterations prior to the first milestone. Several designs were tried and rejected, starting with the basic NXT Mindstorm according to the construction manual contained in the kit. This design as a base for additions was deemed unstable and space inefficient, given the dimensions we had been given to work with. A flat base, within which the NXT brick would be positioned parallel to the ground, was agreed upon and built. After researching SDP robot designs from previous years in the archives, holonomic wheels were considered, but rejected as not providing sufficient advantages to outweigh the extra effort that would be involved in programming the robot to make full use of their functionality. It was decided that a well designed wheel base with the wheels and motors provided would allow for an equally manoeuvrable robot, especially with the addition of a series of gears on the driving wheels, for faster motion.</text:span></text:p>
        <text:p text:style-name="P6"><text:tab/>Following the construction of a stable base, the design for a kicking mechanism was considered. The initial design involved a piston arrangement, whereby the rotation of the motor would be converted to a forwards 'punching' motion. This proved to be quite complex to construct, however, and the design team moved on to other options.</text:p>
        <text:p text:style-name="P6"><text:tab/>A simple flipper was experimented with, attached directly to the motor. The power of such a kicker proved to be inadequate but provided the basis for the design of a double ended spinner about the motor, with a full 360 degrees of rotation. This allowed for a much more powerful kick, but was difficult to control. Finally, a combination of the two ideas was settled on; a long flipper, with a good rotation and sidebars along the bottom edge. It was desirable to place the motor high on the robot, to allow for as much power in the kicking action as possible. This positioning proved difficult without changing the layout of the base and the NXT brick had to be placed almost orthogonal to the ground, which changed the centre of gravity and upset the balance of the robot, but this would be a problem to address after completion of the first mileston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ia Kuznetsova</meta:initial-creator>
    <meta:creation-date>2011-01-23T13:52:58.09</meta:creation-date>
    <dc:date>2011-01-26T18:00:58</dc:date>
    <dc:creator>Daria Kuznetsova</dc:creator>
    <meta:editing-duration>PT07H34M15S</meta:editing-duration>
    <meta:editing-cycles>11</meta:editing-cycles>
    <meta:generator>OpenOffice.org/3.2$Linux OpenOffice.org_project/320m12$Build-9483</meta:generator>
    <meta:printed-by>Daria Kuznetsova</meta:printed-by>
    <meta:print-date>2011-01-26T17:56:28</meta:print-date>
    <meta:document-statistic meta:table-count="0" meta:image-count="0" meta:object-count="0" meta:page-count="1" meta:paragraph-count="11" meta:word-count="665" meta:character-count="3976"/>
  </office:meta>
</office:document-meta>
</file>